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18.053cm"/>
    </style:style>
    <style:style style:name="co3" style:family="table-column">
      <style:table-column-properties fo:break-before="auto" style:column-width="6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빅데이터 이해 </text:p>
          </table:table-cell>
          <table:covered-table-cell table:style-name="ce15"/>
        </table:table-row>
        <table:table-row table:style-name="ro3">
          <table:table-cell/>
          <table:table-cell office:value-type="string" calcext:value-type="string">
            <text:p>빅데이터에서 가치를 추출하기 위해 일련의 과정(수집 - 저장 – 분석 - 활용)을 규격화한 기술</text:p>
          </table:table-cell>
          <table:table-cell office:value-type="string" calcext:value-type="string">
            <text:p>빅데이터 플랫폼(Bigdata Platform)</text:p>
          </table:table-cell>
        </table:table-row>
        <table:table-row table:style-name="ro3">
          <table:table-cell/>
          <table:table-cell office:value-type="string" calcext:value-type="string">
            <text:p>웹 페이지를 만들 때 사용되는 문서 형식으로 텍스트, 태그, 스크립트로 구성되어 있음</text:p>
          </table:table-cell>
          <table:table-cell office:value-type="string" calcext:value-type="string">
            <text:p>HTML</text:p>
          </table:table-cell>
        </table:table-row>
        <table:table-row table:style-name="ro3">
          <table:table-cell/>
          <table:table-cell office:value-type="string" calcext:value-type="string">
            <text:p>W3C에서 개발된 SGML 문서 형식을 가진, 다른 특수한 목적을 갖는 마크업 언어를 만드는 데 사용하는 다목적 마크업 언어</text:p>
          </table:table-cell>
          <table:table-cell office:value-type="string" calcext:value-type="string">
            <text:p>XML</text:p>
          </table:table-cell>
        </table:table-row>
        <table:table-row table:style-name="ro3">
          <table:table-cell/>
          <table:table-cell office:value-type="string" calcext:value-type="string">
            <text:p>몇 가지 필드를 쉼표(,)로 구분한 텍스트 데이터 및 텍스트 파일 </text:p>
          </table:table-cell>
          <table:table-cell office:value-type="string" calcext:value-type="string">
            <text:p>CSV</text:p>
          </table:table-cell>
        </table:table-row>
        <table:table-row table:style-name="ro3">
          <table:table-cell/>
          <table:table-cell table:style-name="ce13" office:value-type="string" calcext:value-type="string">
            <text:p>비동기 브라우저/서버 통신(AJAX)을 위해 ‘속성-값 쌍’, ‘키-값 쌍’으로 이루어진 데이터 오브젝트를 전달하기 위해 인간이 읽을 수 있는 텍스트를 사용하는 자바 스크립트를 토대로 개발된 개방형 표준 포맷</text:p>
          </table:table-cell>
          <table:table-cell office:value-type="string" calcext:value-type="string">
            <text:p>JSON </text:p>
          </table:table-cell>
        </table:table-row>
        <table:table-row table:style-name="ro3">
          <table:table-cell/>
          <table:table-cell office:value-type="string" calcext:value-type="string">
            <text:p>하둡 프레임워크를 이루고 있는 다양한 서브 프로젝트들의 모임</text:p>
          </table:table-cell>
          <table:table-cell office:value-type="string" calcext:value-type="string">
            <text:p>하둡 에코시스템 </text:p>
          </table:table-cell>
        </table:table-row>
        <table:table-row table:style-name="ro3">
          <table:table-cell/>
          <table:table-cell table:style-name="ce13" office:value-type="string" calcext:value-type="string">
            <text:p>대규모 분산 시스템 모니터링을 위해 에이전트(Agent)와 컬렉터(Collector) 구성을 통하여 데이터를 수집하고, 수집된 데이터를 하둡 파일 시스템(HDFS)에 저장하는 기능을 제공하는 데이터 수집 기술 </text:p>
          </table:table-cell>
          <table:table-cell office:value-type="string" calcext:value-type="string">
            <text:p>척와(Chuckwa)</text:p>
          </table:table-cell>
        </table:table-row>
        <table:table-row table:style-name="ro3">
          <table:table-cell/>
          <table:table-cell office:value-type="string" calcext:value-type="string">
            <text:p>많은 양의 로그 데이터를 효율적으로 수집, 집계, 이동하기 위해 이벤트와 에이전트를 활용하는 시스템</text:p>
          </table:table-cell>
          <table:table-cell office:value-type="string" calcext:value-type="string">
            <text:p>플럼(Flume)</text:p>
          </table:table-cell>
        </table:table-row>
        <table:table-row table:style-name="ro3">
          <table:table-cell/>
          <table:table-cell office:value-type="string" calcext:value-type="string">
            <text:p>다수의 서버로부터 실시간으로 스트리밍되는 로그데이터를 수집하여 분산 시스템에 데이터를 저장하는 대용량 실시간 로그 수집 시스템</text:p>
          </table:table-cell>
          <table:table-cell office:value-type="string" calcext:value-type="string">
            <text:p>스크라이브(Scribe) </text:p>
          </table:table-cell>
        </table:table-row>
        <table:table-row table:style-name="ro3">
          <table:table-cell/>
          <table:table-cell table:style-name="ce13" office:value-type="string" calcext:value-type="string">
            <text:p>커넥터(Connector)를 사용하여 관계형 데이터베이스 시스템(RDBMS)에서 하둡 파일 시스템(HDFS)으로 데이터를 수집하거나, 하둡 파일 시스템에서 관계형 데이터베이스로 데이터를 보내는 기능을 수행하는 대용량 데이터 전송 시스템</text:p>
          </table:table-cell>
          <table:table-cell office:value-type="string" calcext:value-type="string">
            <text:p>스쿱(Sqoop)</text:p>
          </table:table-cell>
        </table:table-row>
        <table:table-row table:style-name="ro3">
          <table:table-cell/>
          <table:table-cell office:value-type="string" calcext:value-type="string">
            <text:p>대용량 데이터 전송 솔루션이며, 현재 깃허브에 공개되어 있음</text:p>
          </table:table-cell>
          <table:table-cell office:value-type="string" calcext:value-type="string">
            <text:p>히호(Hiho)</text:p>
          </table:table-cell>
        </table:table-row>
        <table:table-row table:style-name="ro3">
          <table:table-cell/>
          <table:table-cell table:style-name="ce13" office:value-type="string" calcext:value-type="string">
            <text:p>대용량 실시간 로그 처리를 위해 기존 메시징 시스템과 유사하게 레코드 스트림을 발행(Publish), 구독(Subscribe)하는 방식의 분산 스트리밍 플랫폼 기술</text:p>
          </table:table-cell>
          <table:table-cell office:value-type="string" calcext:value-type="string">
            <text:p>아파치 카프카(Apache Kafca) </text:p>
          </table:table-cell>
        </table:table-row>
        <table:table-row table:style-name="ro3">
          <table:table-cell/>
          <table:table-cell table:style-name="ce13" office:value-type="string" calcext:value-type="string">
            <text:p>대용량 파일을 분산된 서버에 저장하고, 그 저장된 데이터를 빠르게 처리할 수 있게 하는 하둡 분산 파일 시스템. 네임노드, 보조 네임노드, 데이터 노드로 구성</text:p>
          </table:table-cell>
          <table:table-cell office:value-type="string" calcext:value-type="string">
            <text:p>하둡 분산 파일 시스템(HDFS)</text:p>
          </table:table-cell>
        </table:table-row>
        <table:table-row table:style-name="ro3">
          <table:table-cell/>
          <table:table-cell office:value-type="string" calcext:value-type="string">
            <text:p>하둡 분산 파일 시스템을 기반으로 구현된 컬럼 기반의 분산 데이터 베이스. SQL을 지원하지 않으며 수평적으로 확장이 가능함</text:p>
          </table:table-cell>
          <table:table-cell office:value-type="string" calcext:value-type="string">
            <text:p>Hbase</text:p>
          </table:table-cell>
        </table:table-row>
        <table:table-row table:style-name="ro3">
          <table:table-cell/>
          <table:table-cell office:value-type="string" calcext:value-type="string">
            <text:p>아파치 하둡 에코 시스템을 위한 오픈 소스 소프트웨어로 제작된 컬럼 기반 스토리지 </text:p>
          </table:table-cell>
          <table:table-cell office:value-type="string" calcext:value-type="string">
            <text:p>쿠두(Kudo)</text:p>
          </table:table-cell>
        </table:table-row>
        <table:table-row table:style-name="ro3">
          <table:table-cell/>
          <table:table-cell table:style-name="ce13" office:value-type="string" calcext:value-type="string">
            <text:p>대용량 데이터 세트를 분산 병렬 컴퓨팅에서 처리하거나 생성하기 위한 목적으로 만들어진 소프트웨어 프레임워크, 모든 값을 키-값 쌍으로 구성하고, Map → Shuffle → Reduce 순서대로 데이터를 처리함 </text:p>
          </table:table-cell>
          <table:table-cell office:value-type="string" calcext:value-type="string">
            <text:p>맵 리듀스(MapReduce)</text:p>
          </table:table-cell>
        </table:table-row>
        <table:table-row table:style-name="ro3">
          <table:table-cell/>
          <table:table-cell office:value-type="string" calcext:value-type="string">
            <text:p>하둡 2.0에 도입된 분산 클러스터 리소스 관리 플랫폼, 리소스 매니저와 노드 매니저로 구성되어 있음</text:p>
          </table:table-cell>
          <table:table-cell office:value-type="string" calcext:value-type="string">
            <text:p>얀(Yarn)</text:p>
          </table:table-cell>
        </table:table-row>
        <table:table-row table:style-name="ro3">
          <table:table-cell/>
          <table:table-cell office:value-type="string" calcext:value-type="string">
            <text:p>대용량 데이터 집합을 분석하기 위한 플랫폼으로 피그 라틴이라는 언어를 제공, 맵리듀스 API를 매우 단순화 시키고 SQL과 유사한 형태로 설계</text:p>
          </table:table-cell>
          <table:table-cell office:value-type="string" calcext:value-type="string">
            <text:p>피그(Pig)</text:p>
          </table:table-cell>
        </table:table-row>
        <table:table-row table:style-name="ro3">
          <table:table-cell/>
          <table:table-cell office:value-type="string" calcext:value-type="string">
            <text:p>하둡 기반으로 머신러닝 및 데이터 마이닝 알고리즘을 구현한 오픈 소스 시스템</text:p>
          </table:table-cell>
          <table:table-cell office:value-type="string" calcext:value-type="string">
            <text:p>머하웃(Mahout)</text:p>
          </table:table-cell>
        </table:table-row>
        <table:table-row table:style-name="ro3">
          <table:table-cell/>
          <table:table-cell office:value-type="string" calcext:value-type="string">
            <text:p><text:s/>인 메모리 기반으로 빅데이터 워크로드에 주로 사용되는 오픈소스 분산 처리 시스템</text:p>
          </table:table-cell>
          <table:table-cell office:value-type="string" calcext:value-type="string">
            <text:p>아파치 스파크(Apache Spark)</text:p>
          </table:table-cell>
        </table:table-row>
        <table:table-row table:style-name="ro3">
          <table:table-cell/>
          <table:table-cell office:value-type="string" calcext:value-type="string">
            <text:p>클라우데라에서 개발한 하둡 기반의 실시간 SQL 질의 시스템</text:p>
          </table:table-cell>
          <table:table-cell office:value-type="string" calcext:value-type="string">
            <text:p>임팔라(Impala)</text:p>
          </table:table-cell>
        </table:table-row>
        <table:table-row table:style-name="ro3">
          <table:table-cell/>
          <table:table-cell office:value-type="string" calcext:value-type="string">
            <text:p>하둡 기반의 DW 솔루션, HiveQL 제공</text:p>
          </table:table-cell>
          <table:table-cell office:value-type="string" calcext:value-type="string">
            <text:p>하이브(Hive)</text:p>
          </table:table-cell>
        </table:table-row>
        <table:table-row table:style-name="ro3">
          <table:table-cell/>
          <table:table-cell office:value-type="string" calcext:value-type="string">
            <text:p>하둡 기반의 대용량 데이터를 SQL 형태의 명령을 통해 분산 분석 작업을 지원하는 대용량 데이터 웨어하우스 </text:p>
          </table:table-cell>
          <table:table-cell office:value-type="string" calcext:value-type="string">
            <text:p>타조(Tajo)</text:p>
          </table:table-cell>
        </table:table-row>
        <table:table-row table:style-name="ro3">
          <table:table-cell/>
          <table:table-cell office:value-type="string" calcext:value-type="string">
            <text:p>하둡 작업을 관리하는 워크플로우 및 코디네이터 시스템</text:p>
          </table:table-cell>
          <table:table-cell office:value-type="string" calcext:value-type="string">
            <text:p>우지(Oozie)</text:p>
          </table:table-cell>
        </table:table-row>
        <table:table-row table:style-name="ro3">
          <table:table-cell/>
          <table:table-cell office:value-type="string" calcext:value-type="string">
            <text:p>분산 코디네이션으로 분산 환경에서 서버들 간에 상호조정이 필요한 다양한 서비스를 제공하는 시스템</text:p>
          </table:table-cell>
          <table:table-cell office:value-type="string" calcext:value-type="string">
            <text:p>주키퍼(Zookeeper)</text:p>
          </table:table-cell>
        </table:table-row>
        <table:table-row table:style-name="ro3">
          <table:table-cell/>
          <table:table-cell office:value-type="string" calcext:value-type="string">
            <text:p>조직(인프라) 내부에 데이터가 위치하며, 데이터 담당자와 수집 주기 및 방법 등을 협의하여 수집하는 데이터</text:p>
          </table:table-cell>
          <table:table-cell office:value-type="string" calcext:value-type="string">
            <text:p>내부 데이터 </text:p>
          </table:table-cell>
        </table:table-row>
        <table:table-row table:style-name="ro3">
          <table:table-cell/>
          <table:table-cell office:value-type="string" calcext:value-type="string">
            <text:p>조직(인프라) 외부에 데이터가 위치하며 Open API 또는 파일을 통해 수집하는 데이터</text:p>
          </table:table-cell>
          <table:table-cell office:value-type="string" calcext:value-type="string">
            <text:p>외부 데이터 </text:p>
          </table:table-cell>
        </table:table-row>
        <table:table-row table:style-name="ro3">
          <table:table-cell/>
          <table:table-cell table:style-name="ce13" office:value-type="string" calcext:value-type="string">
            <text:p>데이터 분석을 위한 데이터를 데이터 저장소인 DW 및 DM으로 이동시키기 위해 다양한 소스 시스템으로부터 필요한 원본 데이터를 추출하고 변환하는 기술</text:p>
          </table:table-cell>
          <table:table-cell office:value-type="string" calcext:value-type="string">
            <text:p>ETL</text:p>
          </table:table-cell>
        </table:table-row>
        <table:table-row table:style-name="ro3">
          <table:table-cell/>
          <table:table-cell table:style-name="ce13" office:value-type="string" calcext:value-type="string">
            <text:p>웹 사이트를 크롤링하여 구조화된 데이터를 수집하는 파이썬 기반의 애플리케이션 프레임워크로서 데이터 마이닝, 정보 처리, 이력 기록 같은 다양한 애플리케이션에 사용되는 수집 기술 </text:p>
          </table:table-cell>
          <table:table-cell office:value-type="string" calcext:value-type="string">
            <text:p>스크래파이(Scarpy)</text:p>
          </table:table-cell>
        </table:table-row>
        <table:table-row table:style-name="ro3">
          <table:table-cell/>
          <table:table-cell office:value-type="string" calcext:value-type="string">
            <text:p>인터넷상에서 제공되는 다양한 웹 사이트로부터 소셜 네트워크 정보, 뉴스, 게시판 등의 웹 문서 및 콘텐츠 수집 기술</text:p>
          </table:table-cell>
          <table:table-cell office:value-type="string" calcext:value-type="string">
            <text:p>크롤링(Crwaling)</text:p>
          </table:table-cell>
        </table:table-row>
        <table:table-row table:style-name="ro3">
          <table:table-cell/>
          <table:table-cell table:style-name="ce13" office:value-type="string" calcext:value-type="string">
            <text:p>블로그, 뉴스, 쇼핑몰 등의 웹 사이트에 게시된 새로운 글을 공유하기 위해 XML 기반으로 정보를 배포하는 프로토콜을 활용하여 데이터를 수집하는 기술</text:p>
          </table:table-cell>
          <table:table-cell office:value-type="string" calcext:value-type="string">
            <text:p>RSS</text:p>
          </table:table-cell>
        </table:table-row>
        <table:table-row table:style-name="ro3">
          <table:table-cell/>
          <table:table-cell office:value-type="string" calcext:value-type="string">
            <text:p>응용 프로그램을 통해 실시간으로 데이터를 수신할 수 있도록 공개된 API를 이용하여 데이터를 수집하는 기술</text:p>
          </table:table-cell>
          <table:table-cell office:value-type="string" calcext:value-type="string">
            <text:p>OpenAPI</text:p>
          </table:table-cell>
        </table:table-row>
        <table:table-row table:style-name="ro3">
          <table:table-cell/>
          <table:table-cell office:value-type="string" calcext:value-type="string">
            <text:p>시스템 간 연동을 통해 실시간으로 데이터를 수신할 수 있는 기능을 제공하는 인터페이스 기술</text:p>
          </table:table-cell>
          <table:table-cell office:value-type="string" calcext:value-type="string">
            <text:p>API</text:p>
          </table:table-cell>
        </table:table-row>
        <table:table-row table:style-name="ro3">
          <table:table-cell/>
          <table:table-cell office:value-type="string" calcext:value-type="string">
            <text:p><text:s/>서버 - 클라이언트 방식으로 로컬 또는 원격의 수집 대상 시스템과 1:1로 파일과 디렉터리를 동기화 하는 응용 프로그램 활용 기술</text:p>
          </table:table-cell>
          <table:table-cell office:value-type="string" calcext:value-type="string">
            <text:p>Rsync</text:p>
          </table:table-cell>
        </table:table-row>
        <table:table-row table:style-name="ro3">
          <table:table-cell/>
          <table:table-cell office:value-type="string" calcext:value-type="string">
            <text:p>센서로부터 수집 및 생성된 데이터를 네트워크를 통해 수집 및 활용하는 기술 </text:p>
          </table:table-cell>
          <table:table-cell office:value-type="string" calcext:value-type="string">
            <text:p>센싱(Sensing)</text:p>
          </table:table-cell>
        </table:table-row>
        <table:table-row table:style-name="ro3">
          <table:table-cell/>
          <table:table-cell office:value-type="string" calcext:value-type="string">
            <text:p>네트워크를 통해 센서 데이터 및 오디오, 비디오 등의 미디어 데이터를 실시간으로 수집하는 기술</text:p>
          </table:table-cell>
          <table:table-cell office:value-type="string" calcext:value-type="string">
            <text:p>스트리밍(Streaming)</text:p>
          </table:table-cell>
        </table:table-row>
        <table:table-row table:style-name="ro3">
          <table:table-cell/>
          <table:table-cell office:value-type="string" calcext:value-type="string">
            <text:p>여러 이벤트 소스로부터 발생한 이벤트를 실시간으로 추출하여 대응되는 액션을 수행하는 처리 기술</text:p>
          </table:table-cell>
          <table:table-cell office:value-type="string" calcext:value-type="string">
            <text:p>CEP</text:p>
          </table:table-cell>
        </table:table-row>
        <table:table-row table:style-name="ro3">
          <table:table-cell/>
          <table:table-cell office:value-type="string" calcext:value-type="string">
            <text:p>기업에서 운영하는 서로 다른 플랫폼 및 애플리케이션 간의 정보 전달, 연계, 통합을 가능하게 해 주는 연계 기술 </text:p>
          </table:table-cell>
          <table:table-cell office:value-type="string" calcext:value-type="string">
            <text:p>EAI</text:p>
          </table:table-cell>
        </table:table-row>
        <table:table-row table:style-name="ro3">
          <table:table-cell/>
          <table:table-cell office:value-type="string" calcext:value-type="string">
            <text:p>데이터 백업이나 통합 작업을 할 경우 최근 변경된 데이터를 대상으로 다른 시스템으로 이동하는 처리 기술</text:p>
          </table:table-cell>
          <table:table-cell office:value-type="string" calcext:value-type="string">
            <text:p>CDC</text:p>
          </table:table-cell>
        </table:table-row>
        <table:table-row table:style-name="ro3">
          <table:table-cell/>
          <table:table-cell office:value-type="string" calcext:value-type="string">
            <text:p>데이터에 대한 추가 작업을 위해 다양한 데이터 원천들로부터 데이터를 추출 및 통합한 데이터베이스</text:p>
          </table:table-cell>
          <table:table-cell office:value-type="string" calcext:value-type="string">
            <text:p>ODS</text:p>
          </table:table-cell>
        </table:table-row>
        <table:table-row table:style-name="ro3">
          <table:table-cell/>
          <table:table-cell office:value-type="string" calcext:value-type="string">
            <text:p>정형화된 스키마(형태) 구조 기반의 형태를 가지고 고정된 필드에 저장되며 값과 형식에서 일관성을 가지는 데이터 </text:p>
          </table:table-cell>
          <table:table-cell office:value-type="string" calcext:value-type="string">
            <text:p>정형 데이터</text:p>
          </table:table-cell>
        </table:table-row>
        <table:table-row table:style-name="ro3">
          <table:table-cell/>
          <table:table-cell office:value-type="string" calcext:value-type="string">
            <text:p>스키마(형태) 구조 형태를 가지고 메타데이터를 포함하며, 값과 형식에서 일관성을 가지지 않는 데이터, XML, 웹 로그 등이 있음</text:p>
          </table:table-cell>
          <table:table-cell office:value-type="string" calcext:value-type="string">
            <text:p>반정형 데이터 </text:p>
          </table:table-cell>
        </table:table-row>
        <table:table-row table:style-name="ro3">
          <table:table-cell/>
          <table:table-cell office:value-type="string" calcext:value-type="string">
            <text:p>스키마 구조 형태를 가지지 않고 고정된 필드에 저장되지 않는 데이터</text:p>
          </table:table-cell>
          <table:table-cell office:value-type="string" calcext:value-type="string">
            <text:p>비정형 데이터 </text:p>
          </table:table-cell>
        </table:table-row>
        <table:table-row table:style-name="ro3">
          <table:table-cell/>
          <table:table-cell office:value-type="string" calcext:value-type="string">
            <text:p>생성된 이후 수 초~분 이내에 처리되어야 의미가 있는 현재 데이터</text:p>
          </table:table-cell>
          <table:table-cell office:value-type="string" calcext:value-type="string">
            <text:p>실시간 데이터 </text:p>
          </table:table-cell>
        </table:table-row>
        <table:table-row table:style-name="ro3">
          <table:table-cell/>
          <table:table-cell office:value-type="string" calcext:value-type="string">
            <text:p>생성된 데이터가 수 시간 또는 수 주 이후에 처리되어야 의미가 있는 과거 데이터</text:p>
          </table:table-cell>
          <table:table-cell office:value-type="string" calcext:value-type="string">
            <text:p>비실시간 데이터 </text:p>
          </table:table-cell>
        </table:table-row>
        <table:table-row table:style-name="ro3">
          <table:table-cell/>
          <table:table-cell office:value-type="string" calcext:value-type="string">
            <text:p>시스템 로그 파일, 텍스트 파일 등과 같이 파일 형식으로 파일 시스템에 저장되는 데이터</text:p>
          </table:table-cell>
          <table:table-cell office:value-type="string" calcext:value-type="string">
            <text:p>파일 데이터 </text:p>
          </table:table-cell>
        </table:table-row>
        <table:table-row table:style-name="ro3">
          <table:table-cell/>
          <table:table-cell office:value-type="string" calcext:value-type="string">
            <text:p>관계형 데이터베이스(RDMBS), NoSQL 등에 의해서 데이터의 종류나 성격에 따라 데이터 베이스의 컬럼 또는 테이블 등에 저장된 데이터</text:p>
          </table:table-cell>
          <table:table-cell office:value-type="string" calcext:value-type="string">
            <text:p>데이터베이스 데이터 </text:p>
          </table:table-cell>
        </table:table-row>
        <table:table-row table:style-name="ro3">
          <table:table-cell/>
          <table:table-cell office:value-type="string" calcext:value-type="string">
            <text:p>텍스트, 이미지, 오디오, 비디오 등과 같이 개별적으로 데이터 객체로 구분될 수 있는 미디어 데이터</text:p>
          </table:table-cell>
          <table:table-cell office:value-type="string" calcext:value-type="string">
            <text:p>콘텐츠 데이터 </text:p>
          </table:table-cell>
        </table:table-row>
        <table:table-row table:style-name="ro3">
          <table:table-cell/>
          <table:table-cell office:value-type="string" calcext:value-type="string">
            <text:p>센서 데이터, HTTP 트렌젝션, 알람 등과 같이 네트워크를 통해 실시간으로 전송되는 데이터 </text:p>
          </table:table-cell>
          <table:table-cell office:value-type="string" calcext:value-type="string">
            <text:p>스트림 데이터 </text:p>
          </table:table-cell>
        </table:table-row>
        <table:table-row table:style-name="ro3">
          <table:table-cell/>
          <table:table-cell office:value-type="string" calcext:value-type="string">
            <text:p>데이터베이스 시스템에서 하나의 논리적 기능을 정상적으로 수행하기 위한 작업의 기본 단위</text:p>
          </table:table-cell>
          <table:table-cell office:value-type="string" calcext:value-type="string">
            <text:p>트랜젝션 </text:p>
          </table:table-cell>
        </table:table-row>
        <table:table-row table:style-name="ro3">
          <table:table-cell/>
          <table:table-cell office:value-type="string" calcext:value-type="string">
            <text:p>데이터로부터 잡음을 제거하기 위해 데이터 추세에 벗어나는 값들을 변환하는 기법</text:p>
          </table:table-cell>
          <table:table-cell office:value-type="string" calcext:value-type="string">
            <text:p>평활화 </text:p>
          </table:table-cell>
        </table:table-row>
        <table:table-row table:style-name="ro3">
          <table:table-cell/>
          <table:table-cell office:value-type="string" calcext:value-type="string">
            <text:p>다양한 차원의 방법으로 데이터를 요약하는 기법</text:p>
          </table:table-cell>
          <table:table-cell office:value-type="string" calcext:value-type="string">
            <text:p>집계 </text:p>
          </table:table-cell>
        </table:table-row>
        <table:table-row table:style-name="ro3">
          <table:table-cell/>
          <table:table-cell office:value-type="string" calcext:value-type="string">
            <text:p>특정 구간에 분포하는 값으로 스케일을 변화하는 기법</text:p>
          </table:table-cell>
          <table:table-cell office:value-type="string" calcext:value-type="string">
            <text:p>일반화 </text:p>
          </table:table-cell>
        </table:table-row>
        <table:table-row table:style-name="ro3">
          <table:table-cell/>
          <table:table-cell office:value-type="string" calcext:value-type="string">
            <text:p>데이터를 정해진 구간 내에 들도록 하는 기법</text:p>
          </table:table-cell>
          <table:table-cell office:value-type="string" calcext:value-type="string">
            <text:p>정규화 </text:p>
          </table:table-cell>
        </table:table-row>
        <table:table-row table:style-name="ro3">
          <table:table-cell/>
          <table:table-cell office:value-type="string" calcext:value-type="string">
            <text:p>데이터 통합을 위해 새로운 속성이나 특징을 만드는 기법</text:p>
          </table:table-cell>
          <table:table-cell office:value-type="string" calcext:value-type="string">
            <text:p>속성생성</text:p>
          </table:table-cell>
        </table:table-row>
        <table:table-row table:style-name="ro3">
          <table:table-cell/>
          <table:table-cell office:value-type="string" calcext:value-type="string">
            <text:p>개인 식별이 가능한 데이터에 대해서 직접 식별할 수 없는 다른 값으로 대체하는 기법</text:p>
          </table:table-cell>
          <table:table-cell office:value-type="string" calcext:value-type="string">
            <text:p>가명처리 </text:p>
          </table:table-cell>
        </table:table-row>
        <table:table-row table:style-name="ro3">
          <table:table-cell/>
          <table:table-cell office:value-type="string" calcext:value-type="string">
            <text:p>개인 정보에 통곗값을 적용하여 특정 개인을 판단할 수 없도록 하는 기법 </text:p>
          </table:table-cell>
          <table:table-cell office:value-type="string" calcext:value-type="string">
            <text:p>총계처리 </text:p>
          </table:table-cell>
        </table:table-row>
        <table:table-row table:style-name="ro3">
          <table:table-cell/>
          <table:table-cell office:value-type="string" calcext:value-type="string">
            <text:p>개인 식별 정보에 대하여 전체 또는 부분적으로 대체 값(공백, 노이즈)으로 변환하는 기법</text:p>
          </table:table-cell>
          <table:table-cell office:value-type="string" calcext:value-type="string">
            <text:p>데이터 마스킹</text:p>
          </table:table-cell>
        </table:table-row>
        <table:table-row table:style-name="ro3">
          <table:table-cell/>
          <table:table-cell office:value-type="string" calcext:value-type="string">
            <text:p>주어진 데이터 집합에서 같은 값이 적어도 k개 이상 존재하도록 하여 다른 정보로 결합할 수 없도록 하는 프라이버시 모델, 연결공격 방어 </text:p>
          </table:table-cell>
          <table:table-cell office:value-type="string" calcext:value-type="string">
            <text:p>k-익명성</text:p>
          </table:table-cell>
        </table:table-row>
        <table:table-row table:style-name="ro3">
          <table:table-cell/>
          <table:table-cell table:style-name="ce13" office:value-type="string" calcext:value-type="string">
            <text:p>데이터 집합에서 함께 비식별되는 레코드들은 적어도 l개의 서로 다른 민감한 정보를 가져와야 하는 프라이버시 보호 모델, 동질성 공격, 배경지식 공격 방어</text:p>
          </table:table-cell>
          <table:table-cell office:value-type="string" calcext:value-type="string">
            <text:p>l-다양성</text:p>
          </table:table-cell>
        </table:table-row>
        <table:table-row table:style-name="ro3">
          <table:table-cell/>
          <table:table-cell table:style-name="ce13" office:value-type="string" calcext:value-type="string">
            <text:p>동질 집합에서 특정 정보의 분포와 전체 데이터 집합에서 정보의 분포가 t이하의 차이를 보여야 하는 프라이버시 보호 모델, 쏠림 공격, 유사성 공격 방</text:p>
          </table:table-cell>
          <table:table-cell office:value-type="string" calcext:value-type="string">
            <text:p>t-근접성</text:p>
          </table:table-cell>
        </table:table-row>
        <table:table-row table:style-name="ro3">
          <table:table-cell/>
          <table:table-cell office:value-type="string" calcext:value-type="string">
            <text:p>원본 데이터와 동일한 속성값의 조합이 비식별 결과 데이터에 최소 m개 이상 존재하도록 하여 재식별 가능성 위험을 낮춘 프라이버시 보호 모델</text:p>
          </table:table-cell>
          <table:table-cell office:value-type="string" calcext:value-type="string">
            <text:p>m-유일성</text:p>
          </table:table-cell>
        </table:table-row>
        <table:table-row table:style-name="ro3">
          <table:table-cell/>
          <table:table-cell office:value-type="string" calcext:value-type="string">
            <text:p>사용자의 의사 결정에 도움을 주기 위하여, 기간 시스템의 데이터베이스에 축적된 데이터를 공통 형식으로 변환해서 관리하는 데이터베이스</text:p>
          </table:table-cell>
          <table:table-cell office:value-type="string" calcext:value-type="string">
            <text:p>데이터 웨어하우스(Data Warehouse)</text:p>
          </table:table-cell>
        </table:table-row>
        <table:table-row table:style-name="ro3">
          <table:table-cell/>
          <table:table-cell office:value-type="string" calcext:value-type="string">
            <text:p>전사적으로 구축된 데이터 속의 특정 주제, 부서 중심으로 구축된 소규모 단위 주제의 데이터 웨어하우스</text:p>
          </table:table-cell>
          <table:table-cell office:value-type="string" calcext:value-type="string">
            <text:p>데이터 마트(Data Mart)</text:p>
          </table:table-cell>
        </table:table-row>
        <table:table-row table:style-name="ro3">
          <table:table-cell/>
          <table:table-cell office:value-type="string" calcext:value-type="string">
            <text:p>정형, 반정형, 비정형 데이터를 비롯한 모든 가공되지 않은 다양한 종류의 데이터를 저장할 수 있는 시스템</text:p>
          </table:table-cell>
          <table:table-cell office:value-type="string" calcext:value-type="string">
            <text:p>데이터 레이크(Data Lake)</text:p>
          </table:table-cell>
        </table:table-row>
        <table:table-row table:style-name="ro3">
          <table:table-cell/>
          <table:table-cell office:value-type="string" calcext:value-type="string">
            <text:p>구글의 대규모 클러스터 서비스 플랫폼의 기반이 되는 파일 시스템, 마스터, 클라이언트, 청크서버(64MB)로 구성</text:p>
          </table:table-cell>
          <table:table-cell office:value-type="string" calcext:value-type="string">
            <text:p>GFS</text:p>
          </table:table-cell>
        </table:table-row>
        <table:table-row table:style-name="ro3">
          <table:table-cell/>
          <table:table-cell office:value-type="string" calcext:value-type="string">
            <text:p>수십 테라바이트 또는 페타바이트 이상의 대용량 파일을 분산된 서버에 저장하고, 그 저장된 데이터를 빠르게 처리할 수 있게 하는 파일 시스템</text:p>
          </table:table-cell>
          <table:table-cell office:value-type="string" calcext:value-type="string">
            <text:p>HDFS</text:p>
          </table:table-cell>
        </table:table-row>
        <table:table-row table:style-name="ro3">
          <table:table-cell/>
          <table:table-cell office:value-type="string" calcext:value-type="string">
            <text:p>리눅스와 클러스터의 합성어로 고성능 컴퓨팅을 위한 대용량 분산 파일 시템</text:p>
          </table:table-cell>
          <table:table-cell office:value-type="string" calcext:value-type="string">
            <text:p>러스터 </text:p>
          </table:table-cell>
        </table:table-row>
        <table:table-row table:style-name="ro3">
          <table:table-cell/>
          <table:table-cell office:value-type="string" calcext:value-type="string">
            <text:p>하나의 데이터베이스를 여러 개의 서버 상에 분산하여 구축하는 기법</text:p>
          </table:table-cell>
          <table:table-cell office:value-type="string" calcext:value-type="string">
            <text:p>데이터베이스 클러스터 </text:p>
          </table:table-cell>
        </table:table-row>
        <table:table-row table:style-name="ro3">
          <table:table-cell/>
          <table:table-cell office:value-type="string" calcext:value-type="string">
            <text:p>데이터 저장에 고정된 테이블 스키마가 필요하지 않고 조인 연산을 지원하지 않으며 수평적으로 확장이 가능한 DBMS</text:p>
          </table:table-cell>
          <table:table-cell office:value-type="string" calcext:value-type="string">
            <text:p>NoSQL</text:p>
          </table:table-cell>
        </table:table-row>
        <table:table-row table:style-name="ro3">
          <table:table-cell/>
          <table:table-cell office:value-type="string" calcext:value-type="string">
            <text:p>한 Key에 하나의 Value를 가지고 있는 형식의 DB</text:p>
          </table:table-cell>
          <table:table-cell office:value-type="string" calcext:value-type="string">
            <text:p>Key Value Store</text:p>
          </table:table-cell>
        </table:table-row>
        <table:table-row table:style-name="ro3">
          <table:table-cell/>
          <table:table-cell office:value-type="string" calcext:value-type="string">
            <text:p>Key 안에 (Column, Value) 조합으로 된 여러 개의 필드를 갖는 DB</text:p>
          </table:table-cell>
          <table:table-cell office:value-type="string" calcext:value-type="string">
            <text:p>Column Family Store</text:p>
          </table:table-cell>
        </table:table-row>
        <table:table-row table:style-name="ro3">
          <table:table-cell/>
          <table:table-cell office:value-type="string" calcext:value-type="string">
            <text:p>Value의 데이터 타입이 Document라는 타입을 사용하는 DB</text:p>
          </table:table-cell>
          <table:table-cell office:value-type="string" calcext:value-type="string">
            <text:p>Document Store</text:p>
          </table:table-cell>
        </table:table-row>
        <table:table-row table:style-name="ro3">
          <table:table-cell/>
          <table:table-cell office:value-type="string" calcext:value-type="string">
            <text:p>시멘틱 웹과 온톨로지 분야에서 활용하는 그래프로 데이터를 표현하는 DB</text:p>
          </table:table-cell>
          <table:table-cell office:value-type="string" calcext:value-type="string">
            <text:p>Graph Store</text:p>
          </table:table-cell>
        </table:table-row>
        <table:table-row table:style-name="ro1" table:number-rows-repeated="59">
          <table:table-cell table:number-columns-repeated="3"/>
        </table:table-row>
        <table:table-row table:style-name="ro1" table:number-rows-repeated="6">
          <table:table-cell/>
          <table:table-cell table:style-name="ce14" table:number-columns-repeated="2"/>
        </table:table-row>
        <table:table-row table:style-name="ro1">
          <table:table-cell/>
          <table:table-cell table:style-name="ce1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00/00/00</text:date>, <text:time style:data-style-name="N2" text:time-value="13:57:58.42567422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6-24T14:19:25.473616645</dc:date>
    <meta:editing-duration>PT33M27S</meta:editing-duration>
    <meta:editing-cycles>8</meta:editing-cycles>
    <meta:document-statistic meta:table-count="1" meta:cell-count="149" meta:object-count="0"/>
  </office:meta>
</office:document-meta>
</file>